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00a933" loext:opacity="100%"/>
    </style:style>
    <style:style style:name="P2" style:family="paragraph" style:parent-style-name="Text_20_body" style:list-style-name="L1">
      <style:text-properties fo:color="#00a933" loext:opacity="100%"/>
    </style:style>
    <style:style style:name="P3" style:family="paragraph" style:parent-style-name="Text_20_body" style:list-style-name="L3">
      <style:text-properties fo:color="#00a933" loext:opacity="100%"/>
    </style:style>
    <style:style style:name="P4" style:family="paragraph" style:parent-style-name="Text_20_body" style:list-style-name="L5">
      <style:text-properties fo:color="#00a933" loext:opacity="100%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normal" style:master-page-name="Standard">
      <style:paragraph-properties fo:text-align="center" style:justify-single-word="false" style:page-number="1"/>
    </style:style>
    <style:style style:name="P9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normal">
      <style:paragraph-properties fo:text-align="start" style:justify-single-word="false"/>
    </style:style>
    <style:style style:name="P13" style:family="paragraph" style:parent-style-name="normal">
      <style:paragraph-properties fo:text-align="start" style:justify-single-word="false"/>
      <style:text-properties officeooo:paragraph-rsid="00131e7e"/>
    </style:style>
    <style:style style:name="P14" style:family="paragraph" style:parent-style-name="normal">
      <style:text-properties fo:color="#00a933" loext:opacity="100%"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aa84f" loext:opacity="100%" fo:font-size="12pt" style:font-size-asian="12pt" style:font-size-complex="12pt"/>
    </style:style>
    <style:style style:name="T6" style:family="text">
      <style:text-properties fo:color="#6aa84f" loext:opacity="100%" fo:font-size="12pt" officeooo:rsid="00131e7e" style:font-size-asian="12pt" style:font-size-complex="12pt"/>
    </style:style>
    <style:style style:name="T7" style:family="text">
      <style:text-properties fo:color="#6aa84f" loext:opacity="100%"/>
    </style:style>
    <style:style style:name="T8" style:family="text">
      <style:text-properties fo:color="#81d41a" loext:opacity="100%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RELATÓRIO DE ATIVIDADE COM IA</text:span><text:span text:style-name="T1"/></text:p>
      <text:p text:style-name="P9" loext:marker-style-name="T2"/>
      <text:p text:style-name="P10" loext:marker-style-name="T2"/>
      <text:p text:style-name="P12" loext:marker-style-name="T5"><text:span text:style-name="T2">Descrição da atividade:</text:span></text:p>
      <text:p text:style-name="P13" loext:marker-style-name="T5"><text:span text:style-name="T5">Criar um programa em JavaScript com menu de opções que permita calcular o fatorial de um número, mostrar a tabuada completa e verificar se um número é primo, utilizando laços de repetição e interação com o usuário. </text:span></text:p>
      <text:p text:style-name="P9" loext:marker-style-name="T2"/>
      <text:p text:style-name="normal" loext:marker-style-name="T2"><text:span text:style-name="T2">Estratégia Inicial</text:span><text:span text:style-name="T2"/></text:p>
      <text:p text:style-name="normal" loext:marker-style-name="T5"><text:span text:style-name="T5">A primeira tentativa foi fazer o código sem auxílio de IA, apenas aplicando o que já havia sido estudado.<text:line-break/>A ideia inicial era criar funções separadas para cada operação (fatorial, tabuada e primo) e chamar cada uma a partir de um menu com </text:span><text:span text:style-name="Source_20_Text"><text:span text:style-name="T5">prompt</text:span></text:span><text:span text:style-name="T5">.<text:line-break/>No entanto, durante os testes, surgiram dificuldades: alguns resultados não apareciam corretamente na tela e o código não funcionava como esperado. </text:span></text:p>
      <text:p text:style-name="P11" loext:marker-style-name="T3"/>
      <text:p text:style-name="normal" loext:marker-style-name="T2"><text:span text:style-name="T2">Uso da Inteligência Artificial</text:span><text:span text:style-name="T2"/></text:p>
      <text:p text:style-name="Text_20_body" loext:marker-style-name="T5"><text:span text:style-name="T5">Depois das tentativas sem sucesso, foi utilizada a ferramenta </text:span><text:span text:style-name="Strong_20_Emphasis"><text:span text:style-name="T5">ChatGPT</text:span></text:span><text:span text:style-name="T5"> para obter apoio.</text:span></text:p>
      <text:p text:style-name="P1">Comandos e perguntas feitos:</text:p>
      <text:list text:style-name="L1">
        <text:list-item>
          <text:p text:style-name="P2">Pedi ajuda para organizar o código em JavaScript.</text:p>
        </text:list-item>
        <text:list-item>
          <text:p text:style-name="P2">Solicitei que os resultados aparecessem diretamente na tela, não só no console.</text:p>
        </text:list-item>
        <text:list-item>
          <text:p text:style-name="P2">Pedi a separação em dois arquivos: um HTML e um script.js.</text:p>
        </text:list-item>
      </text:list>
      <text:p text:style-name="Text_20_body"><text:span text:style-name="T9">A IA retornou códigos de exemplo e explicações sobre como corrigir os erros. O ponto mais útil foi a orientação para usar </text:span><text:span text:style-name="Source_20_Text"><text:span text:style-name="T9">innerHTML</text:span></text:span><text:span text:style-name="T9"> e estruturar as funções de forma mais clara.<text:line-break/>No início, as respostas mostravam só no console, mas depois foram ajustadas para exibir na página corretamente.</text:span></text:p>
      <text:p text:style-name="P11" loext:marker-style-name="T3"/>
      <text:p text:style-name="normal" loext:marker-style-name="T2"><text:span text:style-name="T2">Ajustes Humanos</text:span><text:span text:style-name="T2"/></text:p>
      <text:p text:style-name="normal" loext:marker-style-name="T5"><text:span text:style-name="T5">Mesmo com o auxílio da IA, foi necessário adaptar o código final.<text:line-break/>Por exemplo, decidimos usar botões no HTML para acionar cada operação, em vez de repetir o menu via </text:span><text:span text:style-name="Source_20_Text"><text:span text:style-name="T5">prompt</text:span></text:span><text:span text:style-name="T5">, porque ficou mais prático e visual.<text:line-break/>Também revisamos a lógica dos cálculos e organizamos o código para funcionar em arquivos separados (</text:span><text:span text:style-name="Source_20_Text"><text:span text:style-name="T5">index.html</text:span></text:span><text:span text:style-name="T5"> e </text:span><text:span text:style-name="Source_20_Text"><text:span text:style-name="T5">script.js</text:span></text:span><text:span text:style-name="T5">). </text:span></text:p>
      <text:p text:style-name="P11" loext:marker-style-name="T3"/>
      <text:p text:style-name="normal" loext:marker-style-name="T2"><text:span text:style-name="T2">Aprendizados</text:span><text:span text:style-name="T2"/></text:p>
      <text:p text:style-name="P7"><text:span text:style-name="Strong_20_Emphasis"><text:span text:style-name="T9">Programação:</text:span></text:span></text:p>
      <text:list text:style-name="L3">
        <text:list-item>
          <text:p text:style-name="P5"><text:span text:style-name="T9">Uso do </text:span><text:span text:style-name="Source_20_Text"><text:span text:style-name="T9">innerHTML</text:span></text:span><text:span text:style-name="T9"> para exibir resultados na tela.</text:span></text:p>
        </text:list-item>
        <text:list-item>
          <text:p text:style-name="P3">Criação de funções independentes para cada cálculo.</text:p>
        </text:list-item>
        <text:list-item>
          <text:p text:style-name="P5"><text:span text:style-name="T9">Uso de </text:span><text:span text:style-name="Source_20_Text"><text:span text:style-name="T9">Math.sqrt()</text:span></text:span><text:span text:style-name="T9"> na verificação de números primos.</text:span></text:p>
        </text:list-item>
        <text:list-item>
          <text:p text:style-name="P3"><text:soft-page-break/>Organização de projetos com HTML e JavaScript separados.</text:p>
        </text:list-item>
      </text:list>
      <text:list text:style-name="L4">
        <text:list-item>
          <text:p text:style-name="P6"><text:span text:style-name="Strong_20_Emphasis"><text:span text:style-name="T9">Uso da IA:</text:span></text:span></text:p>
        </text:list-item>
      </text:list>
      <text:list text:style-name="L5">
        <text:list-item>
          <text:p text:style-name="P4">A IA serviu como apoio após as tentativas manuais não darem certo.</text:p>
        </text:list-item>
        <text:list-item>
          <text:p text:style-name="P4">Foi necessário adaptar as respostas, já que nem tudo veio pronto para uso imediato.</text:p>
        </text:list-item>
        <text:list-item>
          <text:p text:style-name="P4">Percebi que a IA é uma ferramenta de apoio, mas o entendimento e os ajustes humanos são fundamentais.</text:p>
        </text:list-item>
      </text:list>
      <text:p text:style-name="P14"/>
      <text:p text:style-name="normal" loext:marker-style-name="T2"><text:span text:style-name="T2">Considerações Finais</text:span><text:span text:style-name="T2"/></text:p>
      <text:p text:style-name="P11" loext:marker-style-name="T5"><text:span text:style-name="T7">Primeiro foi tentado resolver sem IA, mas como não houve sucesso nos testes, a IA foi utilizada como suporte.<text:line-break/>O uso da IA </text:span><text:span text:style-name="Strong_20_Emphasis"><text:span text:style-name="T7">facilitou a correção dos erros</text:span></text:span><text:span text:style-name="T7"> e acelerou a entrega da atividade.<text:line-break/>O aprendizado foi maior porque consegui comparar o que eu havia feito com as sugestões da IA e entender onde estava errando.<text:line-break/>A IA não substituiu meu raciocínio, mas complementou, funcionando como uma ferramenta de apoio no processo de aprendizagem. </text:span></text:p>
      <text:p text:style-name="P10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3T20:16:50.242000000</dc:date>
    <meta:editing-duration>PT2M47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6" meta:word-count="436" meta:character-count="2608" meta:non-whitespace-character-count="2205"/>
  </office:meta>
</office:document-meta>
</file>